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3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2-01" calcext:value-type="date">
            <text:p>02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1/04-01/10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1/11-01/17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1/18-01/2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1/25-01/31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1-11T17:16:08.802672475</dc:date>
    <meta:editing-duration>PT3H30M2S</meta:editing-duration>
    <meta:editing-cycles>62</meta:editing-cycles>
    <meta:generator>LibreOffice/7.4.7.2$Linux_AARCH64 LibreOffice_project/40$Build-2</meta:generator>
    <meta:document-statistic meta:table-count="1" meta:cell-count="65" meta:object-count="1"/>
  </office:meta>
</office:document-meta>
</file>